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0.273cm" loext:decorative="false"/>
      <style:paragraph-properties style:writing-mode="lr-tb"/>
    </style:style>
    <style:style style:name="gr10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6" style:family="paragraph">
      <loext:graphic-properties draw:fill-color="#862121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5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1.4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1.3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1.4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1.4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1.337cm" svg:y="24.941cm">
          <draw:text-box>
            <text:p><text:span text:style-name="T2">D</text:span></text:p>
          </draw:text-box>
        </draw:frame>
        <draw:frame draw:style-name="gr8" draw:layer="layout" svg:width="4.813cm" svg:height="2.643cm" svg:x="9.22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5" draw:layer="layout" svg:width="0.913cm" svg:height="0.768cm" svg:x="3.809cm" svg:y="6.791cm">
          <draw:text-box>
            <text:p text:style-name="P4"><text:span text:style-name="T3">12</text:span></text:p>
          </draw:text-box>
        </draw:frame>
        <draw:frame draw:style-name="gr8" draw:layer="layout" svg:width="4.813cm" svg:height="2.643cm" svg:x="3.74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4.813cm" svg:height="2.643cm" svg:x="14.54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4.813cm" svg:height="2.643cm" svg:x="9.22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4.813cm" svg:height="2.643cm" svg:x="3.74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layer="layout" svg:width="4.813cm" svg:height="2.643cm" svg:x="14.541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layer="layout" svg:width="4.813cm" svg:height="2.643cm" svg:x="9.23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layer="layout" svg:width="4.813cm" svg:height="2.643cm" svg:x="3.75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layer="layout" svg:width="4.813cm" svg:height="2.643cm" svg:x="14.542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8" draw:layer="layout" svg:width="4.813cm" svg:height="2.643cm" svg:x="9.23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8" draw:layer="layout" svg:width="4.813cm" svg:height="2.643cm" svg:x="3.75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8" draw:layer="layout" svg:width="4.813cm" svg:height="2.643cm" svg:x="14.543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layer="layout" svg:width="4.813cm" svg:height="2.643cm" svg:x="9.23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8" draw:layer="layout" svg:width="4.813cm" svg:height="2.643cm" svg:x="3.75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layer="layout" svg:width="4.813cm" svg:height="2.643cm" svg:x="14.544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10" draw:text-style-name="P6" draw:layer="layout" svg:width="0.309cm" svg:height="0.309cm" svg:x="6.952cm" svg:y="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001cm" svg:y="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93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93cm" svg:y="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52cm" svg:y="3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52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5.05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47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503cm" svg:y="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48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48cm" svg:y="4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48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503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93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48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4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0.512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2.447cm" svg:y="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52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5.856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52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56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53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6.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53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52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53cm" svg:y="3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52cm" svg:y="3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613cm" svg:height="1.627cm" svg:x="5.489cm" svg:y="1.574cm">
          <draw:text-box>
            <text:p><text:span text:style-name="T2">M</text:span></text:p>
          </draw:text-box>
        </draw:frame>
        <draw:frame draw:style-name="gr6" draw:text-style-name="P3" draw:layer="layout" svg:width="2.253cm" svg:height="1.627cm" svg:x="10.554cm" svg:y="1.574cm">
          <draw:text-box>
            <text:p><text:span text:style-name="T2">7M</text:span></text:p>
          </draw:text-box>
        </draw:frame>
        <draw:frame draw:style-name="gr6" draw:text-style-name="P3" draw:layer="layout" svg:width="1.334cm" svg:height="1.627cm" svg:x="16.49cm" svg:y="1.574cm">
          <draw:text-box>
            <text:p><text:span text:style-name="T2">7</text:span></text:p>
          </draw:text-box>
        </draw:frame>
        <draw:frame draw:style-name="gr9" draw:text-style-name="P5" draw:layer="layout" svg:width="0.913cm" svg:height="0.768cm" svg:x="9.234cm" svg:y="6.831cm">
          <draw:text-box>
            <text:p text:style-name="P4"><text:span text:style-name="T3">12</text:span></text:p>
          </draw:text-box>
        </draw:frame>
        <draw:frame draw:style-name="gr9" draw:text-style-name="P5" draw:layer="layout" svg:width="0.913cm" svg:height="0.768cm" svg:x="14.592cm" svg:y="6.752cm">
          <draw:text-box>
            <text:p text:style-name="P4"><text:span text:style-name="T3">12</text:span></text:p>
          </draw:text-box>
        </draw:frame>
        <draw:custom-shape draw:style-name="gr11" draw:text-style-name="P7" draw:layer="layout" svg:width="0.309cm" svg:height="0.309cm" svg:x="4.0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5.04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5.0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6.9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5.04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0.54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0.5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2.4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0.54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68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474cm" svg:y="1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72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32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5.83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32cm" svg:y="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8.742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32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8.742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773cm" svg:height="0.768cm" svg:x="4.81cm" svg:y="12.191cm">
          <draw:text-box>
            <text:p text:style-name="P4"><text:span text:style-name="T3">3</text:span></text:p>
          </draw:text-box>
        </draw:frame>
        <draw:frame draw:style-name="gr9" draw:text-style-name="P5" draw:layer="layout" svg:width="0.773cm" svg:height="0.768cm" svg:x="10.311cm" svg:y="12.191cm">
          <draw:text-box>
            <text:p text:style-name="P4"><text:span text:style-name="T3">3</text:span></text:p>
          </draw:text-box>
        </draw:frame>
        <draw:frame draw:style-name="gr9" draw:text-style-name="P5" draw:layer="layout" svg:width="0.773cm" svg:height="0.768cm" svg:x="15.612cm" svg:y="12.191cm">
          <draw:text-box>
            <text:p text:style-name="P4"><text:span text:style-name="T3">3</text:span></text:p>
          </draw:text-box>
        </draw:frame>
        <draw:custom-shape draw:style-name="gr11" draw:text-style-name="P7" draw:layer="layout" svg:width="0.309cm" svg:height="0.309cm" svg:x="6.9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59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0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5.025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78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5.0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5.0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6.9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59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5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0.525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0.5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0.5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2.4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515cm" svg:y="2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74cm" svg:y="19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85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58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6.8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24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5.824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5.824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85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14cm" svg:y="2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8.727cm" svg:y="1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773cm" svg:height="0.768cm" svg:x="3.811cm" svg:y="16.991cm">
          <draw:text-box>
            <text:p text:style-name="P4"><text:span text:style-name="T3">5</text:span></text:p>
          </draw:text-box>
        </draw:frame>
        <draw:custom-shape draw:style-name="gr10" draw:text-style-name="P6" draw:layer="layout" svg:width="0.309cm" svg:height="0.309cm" svg:x="6.9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013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79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6.9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4.0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2.4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49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79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2.4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9.5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4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1.49cm" svg:y="1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3.44cm" svg:y="1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7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6.789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66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66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7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7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4.866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25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825cm" svg:y="1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7cm" svg:y="1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773cm" svg:height="0.768cm" svg:x="10.313cm" svg:y="22.291cm">
          <draw:text-box>
            <text:p text:style-name="P4"><text:span text:style-name="T3">8</text:span></text:p>
          </draw:text-box>
        </draw:frame>
        <draw:frame draw:style-name="gr9" draw:text-style-name="P5" draw:layer="layout" svg:width="0.773cm" svg:height="0.768cm" svg:x="4.814cm" svg:y="22.291cm">
          <draw:text-box>
            <text:p text:style-name="P4"><text:span text:style-name="T3">8</text:span></text:p>
          </draw:text-box>
        </draw:frame>
        <draw:frame draw:style-name="gr9" draw:text-style-name="P5" draw:layer="layout" svg:width="0.773cm" svg:height="0.768cm" svg:x="15.614cm" svg:y="22.291cm">
          <draw:text-box>
            <text:p text:style-name="P4"><text:span text:style-name="T3">8</text:span></text:p>
          </draw:text-box>
        </draw:frame>
        <draw:frame draw:style-name="gr9" draw:text-style-name="P5" draw:layer="layout" svg:width="0.773cm" svg:height="0.768cm" svg:x="9.312cm" svg:y="16.991cm">
          <draw:text-box>
            <text:p text:style-name="P4"><text:span text:style-name="T3">5</text:span></text:p>
          </draw:text-box>
        </draw:frame>
        <draw:frame draw:style-name="gr9" draw:text-style-name="P5" draw:layer="layout" svg:width="0.773cm" svg:height="0.768cm" svg:x="14.613cm" svg:y="16.991cm">
          <draw:text-box>
            <text:p text:style-name="P4"><text:span text:style-name="T3">5</text:span></text:p>
          </draw:text-box>
        </draw:frame>
        <draw:frame draw:style-name="gr9" draw:text-style-name="P5" draw:layer="layout" svg:width="0.913cm" svg:height="0.768cm" svg:x="6.691cm" svg:y="27.158cm">
          <draw:text-box>
            <text:p text:style-name="P4"><text:span text:style-name="T3">12</text:span></text:p>
          </draw:text-box>
        </draw:frame>
        <draw:custom-shape draw:style-name="gr11" draw:text-style-name="P7" draw:layer="layout" svg:width="0.309cm" svg:height="0.309cm" svg:x="5.0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4.061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86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5.0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7.9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6.987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64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0.5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57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64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0.5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3.4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64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913cm" svg:height="0.768cm" svg:x="12.192cm" svg:y="27.158cm">
          <draw:text-box>
            <text:p text:style-name="P4"><text:span text:style-name="T3">12</text:span></text:p>
          </draw:text-box>
        </draw:frame>
        <draw:frame draw:style-name="gr9" draw:text-style-name="P5" draw:layer="layout" svg:width="0.913cm" svg:height="0.768cm" svg:x="16.508cm" svg:y="27.162cm">
          <draw:text-box>
            <text:p text:style-name="P4"><text:span text:style-name="T3">12</text:span></text:p>
          </draw:text-box>
        </draw:frame>
        <draw:custom-shape draw:style-name="gr11" draw:text-style-name="P7" draw:layer="layout" svg:width="0.309cm" svg:height="0.309cm" svg:x="16.823cm" svg:y="2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4.866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8.781cm" svg:y="2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6.831cm" svg:y="2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4.866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09cm" svg:height="0.309cm" svg:x="17.7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6.832cm" svg:y="24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2.464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9.557cm" svg:y="2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5.796cm" svg:y="2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09cm" svg:height="0.309cm" svg:x="17.792cm" svg:y="2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1:43:33.073000000</meta:creation-date>
    <dc:date>2025-02-26T15:15:49.207000000</dc:date>
    <meta:editing-duration>PT30M20S</meta:editing-duration>
    <meta:editing-cycles>4</meta:editing-cycles>
    <meta:generator>LibreOffice/24.8.4.2$Windows_X86_64 LibreOffice_project/bb3cfa12c7b1bf994ecc5649a80400d06cd71002</meta:generator>
    <meta:document-statistic meta:object-count="171"/>
  </office:meta>
</office:document-meta>
</file>